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signe custom post type + intégration : deadline pour <text:span text:style-name="T1">lundi soir</text:span> comme ça je m'ennuierais pas dans mon hotel à Montreuil</text:p>
      <text:p text:style-name="Standard">Grâce au fichier functions.php de votre thème enfant :<text:line-break/>Créez un post type Trombinoscope<text:line-break/>Avec un label -&gt; "Ajoutez un.e apprenant.e"<text:line-break/>Ajoutez lui des custom field(toujours dans le fichier functions.php, je vous laisse chercher sur internet pour les custom post field affecter au post type "tombinoscope" ) afin de pouvoir remplir depuis l'admin/backoffice :<text:line-break/>prenom<text:line-break/>lien CV<text:line-break/>lien linkedin<text:line-break/>lien Github</text:p>
      <text:p text:style-name="Standard">Ajoutez tous le monde comme sur le site actuel :<text:line-break/><text:a xlink:type="simple" xlink:href="https://narbonne.simplon.co/trombi.php" office:target-frame-name="_blank" xlink:show="new" text:style-name="Internet_20_link" text:visited-style-name="Visited_20_Internet_20_Link">https://narbonne.simplon.co/trombi.php</text:a>Intégration faire la présentation comme au tableau blanc : sans framework CSS:<text:line-break/>Faire une présentation avec 4 apprenants par ligne en version desktop &gt; 1000px<text:line-break/>Pour la version mobile , en utilisant les media queries, mettre seulement 1 seul apprenant par ligne et les icones de liens(cv/github/linkedin) les unes en dessous des autres.Utilisez les mêmes couleurs et images pour les avatars que sur le site actu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 </meta:initial-creator>
    <meta:creation-date>2017-06-09T14:54:40.710361023</meta:creation-date>
    <dc:date>2017-06-09T15:04:41.584005323</dc:date>
    <dc:creator>elo </dc:creator>
    <meta:editing-duration>PT10M3S</meta:editing-duration>
    <meta:editing-cycles>1</meta:editing-cycles>
    <meta:document-statistic meta:table-count="0" meta:image-count="0" meta:object-count="0" meta:page-count="1" meta:paragraph-count="3" meta:word-count="158" meta:character-count="1016" meta:non-whitespace-character-count="861"/>
    <meta:generator>LibreOffice/4.3.3.2$Linux_X86_64 LibreOffice_project/430m0$Build-2</meta:generator>
  </office:meta>
</office:document-meta>
</file>